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ext:span>The virtual (on screen) keyboard to write texts into a Text area.</text:span></text:p><text:p text:style-name="Standard"/><text:p text:style-name="Standard">More info (<text:a xlink:type="simple" xlink:href="https://docs.lvgl.io/8.3/widgets/extra/keyboard.html" text:style-name="Internet_20_link" text:visited-style-name="Visited_20_Internet_20_Link">link</text:a>)</text:p><text:p text:style-name="Standard"/>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ext:span>The name of </text:span><text:span text:style-name="backtick">Textarea</text:span><text:span> Widget attached to this Widget.</text:span></text:p><text:p text:style-name="Standard"/>,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following modes are available:</text:span></text:p><text:p text:style-name="Standard"/><text:list xml:id="list_Keyboard6" text:style-name="List_20_1">
                    <text:list-item>
                            <text:p text:style-name="List_20_1_20_Start">
                            <text:span><text:span text:style-name="backtick">TEXT_LOWER</text:span><text:span> – Display lower case letters.</text:span></text:span>
                            </text:p>
                        </text:list-item>
                        
<text:list-item>
                            <text:p text:style-name="List_20_1">
                            <text:span><text:span text:style-name="backtick">TEXT_UPPER</text:span><text:span> – Display upper case letters.</text:span></text:span>
                            </text:p>
                        </text:list-item>
                        
<text:list-item>
                            <text:p text:style-name="List_20_1">
                            <text:span><text:span text:style-name="backtick">SPECIAL</text:span><text:span> – Display special characters.</text:span></text:span>
                            </text:p>
                        </text:list-item>
                        
<text:list-item>
                            <text:p text:style-name="List_20_1">
                            <text:span><text:span text:style-name="backtick">NUMBER</text:span><text:span> – Display numbers, +/- sign, and decimal dot.</text:span></text:span>
                            </text:p>
                        </text:list-item>
                        
<text:list-item>
                            <text:p text:style-name="List_20_1_20_End">
                            <text:span><text:span text:style-name="backtick">USER_1</text:span><text:span> to </text:span><text:span text:style-name="backtick">USER_4</text:span><text:span> – User-defined modes.</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Keyboard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Keyboard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Keyboard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Keyboard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Keyboard24" text:continue-numbering="true" text:continue-list="list_Keyboard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Keyboard25" text:continue-numbering="true" text:continue-list="list_Keyboard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Keyboard26" text:continue-numbering="true" text:continue-list="list_Keyboard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Keyboard27" text:continue-numbering="true" text:continue-list="list_Keyboard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Keyboard28" text:continue-numbering="true" text:continue-list="list_Keyboard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Keyboard29" text:continue-numbering="true" text:continue-list="list_Keyboard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Keyboard30" text:continue-numbering="true" text:continue-list="list_Keyboard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Keyboard31" text:continue-numbering="true" text:continue-list="list_Keyboard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Keyboard32" text:continue-numbering="true" text:continue-list="list_Keyboard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Keyboard33" text:continue-numbering="true" text:continue-list="list_Keyboard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Keyboard34" text:continue-numbering="true" text:continue-list="list_Keyboard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Keyboard35" text:continue-numbering="true" text:continue-list="list_Keyboard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6" text:continue-numbering="true" text:continue-list="list_Keyboard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Keyboard47" text:continue-numbering="true" text:continue-list="list_Keyboard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Keyboard48" text:continue-numbering="true" text:continue-list="list_Keyboard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Keyboard49" text:continue-numbering="true" text:continue-list="list_Keyboard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Keyboard50" text:continue-numbering="true" text:continue-list="list_Keyboard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Keyboard51" text:continue-numbering="true" text:continue-list="list_Keyboard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2" text:continue-numbering="true" text:continue-list="list_Keyboard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Keyboard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4" text:continue-numbering="true" text:continue-list="list_Keyboard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Keyboard55" text:continue-numbering="true" text:continue-list="list_Keyboard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Keyboard56" text:continue-numbering="true" text:continue-list="list_Keyboard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